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553cm" table:align="left"/>
    </style:style>
    <style:style style:name="Table1.A" style:family="table-column">
      <style:table-column-properties style:column-width="6.553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Standard">
      <style:paragraph-properties fo:margin-top="0cm" fo:margin-bottom="0cm" loext:contextual-spacing="false"/>
      <style:text-properties fo:font-size="2pt" style:font-size-asian="2pt" style:font-size-complex="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lass DateTime</text:h>
      <text:p text:style-name="Text_20_body">Calendar date with time</text:p>
      <text:p text:style-name="P3"><text:bookmark text:name="TOC"/></text:p>
      <text:h text:style-name="P1" text:outline-level="2"><text:bookmark text:name="TOC_Title"/>Table of Contents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a xlink:type="simple" xlink:href="https://docs.perl6.org/type/DateTime#Methods" text:style-name="Internet_20_link" text:visited-style-name="Visited_20_Internet_20_Link">Methods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Time#method_new" text:style-name="Internet_20_link" text:visited-style-name="Visited_20_Internet_20_Link">method new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Time#method_now" text:style-name="Internet_20_link" text:visited-style-name="Visited_20_Internet_20_Link">method now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Time#method_clone" text:style-name="Internet_20_link" text:visited-style-name="Visited_20_Internet_20_Link">method clone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Time#method_hh-mm-ss" text:style-name="Internet_20_link" text:visited-style-name="Visited_20_Internet_20_Link">method hh-mm-ss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Time#method_hour" text:style-name="Internet_20_link" text:visited-style-name="Visited_20_Internet_20_Link">method hour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Time#method_minute" text:style-name="Internet_20_link" text:visited-style-name="Visited_20_Internet_20_Link">method minute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Time#method_second" text:style-name="Internet_20_link" text:visited-style-name="Visited_20_Internet_20_Link">method second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Time#method_whole-second" text:style-name="Internet_20_link" text:visited-style-name="Visited_20_Internet_20_Link">method whole-second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Time#method_timezone" text:style-name="Internet_20_link" text:visited-style-name="Visited_20_Internet_20_Link">method timezone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Time#method_offset" text:style-name="Internet_20_link" text:visited-style-name="Visited_20_Internet_20_Link">method offset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Time#method_offset-in-minutes" text:style-name="Internet_20_link" text:visited-style-name="Visited_20_Internet_20_Link">method offset-in-minutes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Time#method_offset-in-hours" text:style-name="Internet_20_link" text:visited-style-name="Visited_20_Internet_20_Link">method offset-in-hours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Time#method_Str" text:style-name="Internet_20_link" text:visited-style-name="Visited_20_Internet_20_Link">method Str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Time#method_Instant" text:style-name="Internet_20_link" text:visited-style-name="Visited_20_Internet_20_Link">method Instant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Time#method_posix" text:style-name="Internet_20_link" text:visited-style-name="Visited_20_Internet_20_Link">method posix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Time#method_later" text:style-name="Internet_20_link" text:visited-style-name="Visited_20_Internet_20_Link">method later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Time#method_earlier" text:style-name="Internet_20_link" text:visited-style-name="Visited_20_Internet_20_Link">method earlier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Time#method_truncated-to" text:style-name="Internet_20_link" text:visited-style-name="Visited_20_Internet_20_Link">method truncated-to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Time#method_Date" text:style-name="Internet_20_link" text:visited-style-name="Visited_20_Internet_20_Link">method Date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Time#method_DateTime" text:style-name="Internet_20_link" text:visited-style-name="Visited_20_Internet_20_Link">method DateTime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Time#method_utc" text:style-name="Internet_20_link" text:visited-style-name="Visited_20_Internet_20_Link">method utc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Time#method_in-timezone" text:style-name="Internet_20_link" text:visited-style-name="Visited_20_Internet_20_Link">method in-timezone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Time#method_local" text:style-name="Internet_20_link" text:visited-style-name="Visited_20_Internet_20_Link">method local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Time#sub_infix:%3C-%3E" text:style-name="Internet_20_link" text:visited-style-name="Visited_20_Internet_20_Link">sub infix:&lt;-&gt;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Time#sub_infix:%3C+%3E" text:style-name="Internet_20_link" text:visited-style-name="Visited_20_Internet_20_Link">sub infix:&lt;+&gt;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Time#Type_Graph" text:style-name="Internet_20_link" text:visited-style-name="Visited_20_Internet_20_Link">Type Graph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Time#Routines_supplied_by_role_Dateish" text:style-name="Internet_20_link" text:visited-style-name="Visited_20_Internet_20_Link">Routines supplied by role Dateish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Time#(Dateish)_method_year" text:style-name="Internet_20_link" text:visited-style-name="Visited_20_Internet_20_Link">(Dateish) method year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Time#(Dateish)_method_month" text:style-name="Internet_20_link" text:visited-style-name="Visited_20_Internet_20_Link">(Dateish) method month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Time#(Dateish)_method_day" text:style-name="Internet_20_link" text:visited-style-name="Visited_20_Internet_20_Link">(Dateish) method day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Time#(Dateish)_method_formatter" text:style-name="Internet_20_link" text:visited-style-name="Visited_20_Internet_20_Link">(Dateish) method formatter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Time#(Dateish)_method_is-leap-year" text:style-name="Internet_20_link" text:visited-style-name="Visited_20_Internet_20_Link">(Dateish) method is-leap-year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Time#(Dateish)_method_day-of-month" text:style-name="Internet_20_link" text:visited-style-name="Visited_20_Internet_20_Link">(Dateish) method day-of-month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Time#(Dateish)_method_day-of-week" text:style-name="Internet_20_link" text:visited-style-name="Visited_20_Internet_20_Link">(Dateish) method day-of-week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Time#(Dateish)_method_day-of-year" text:style-name="Internet_20_link" text:visited-style-name="Visited_20_Internet_20_Link">(Dateish) method day-of-year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Time#(Dateish)_method_days-in-month" text:style-name="Internet_20_link" text:visited-style-name="Visited_20_Internet_20_Link">(Dateish) method days-in-month</text:a></text:p>
          </table:table-cell>
        </table:table-row>
        <text:soft-page-break/>
        <table:table-row>
          <table:table-cell table:style-name="Table1.A1" office:value-type="string">
            <text:p text:style-name="Table_20_Contents"><text:a xlink:type="simple" xlink:href="https://docs.perl6.org/type/DateTime#(Dateish)_method_week" text:style-name="Internet_20_link" text:visited-style-name="Visited_20_Internet_20_Link">(Dateish) method week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Time#(Dateish)_method_week-number" text:style-name="Internet_20_link" text:visited-style-name="Visited_20_Internet_20_Link">(Dateish) method week-number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Time#(Dateish)_method_week-year" text:style-name="Internet_20_link" text:visited-style-name="Visited_20_Internet_20_Link">(Dateish) method week-year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Time#(Dateish)_method_weekday-of-month" text:style-name="Internet_20_link" text:visited-style-name="Visited_20_Internet_20_Link">(Dateish) method weekday-of-month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Time#(Dateish)_method_yyyy-mm-dd" text:style-name="Internet_20_link" text:visited-style-name="Visited_20_Internet_20_Link">(Dateish) method yyyy-mm-dd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Time#(Dateish)_method_daycount" text:style-name="Internet_20_link" text:visited-style-name="Visited_20_Internet_20_Link">(Dateish) method daycount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DateTime#(Dateish)_method_IO" text:style-name="Internet_20_link" text:visited-style-name="Visited_20_Internet_20_Link">(Dateish) method IO</text:a></text:p>
          </table:table-cell>
        </table:table-row>
      </table:table>
      <text:p text:style-name="P2">class DateTime does Dateish {}</text:p>
      <text:p text:style-name="Text_20_body">For handling points in civil time, a <text:span text:style-name="Source_20_Text">DateTime</text:span> object stores year, month, day, hour, minute (all <text:a xlink:type="simple" xlink:href="https://docs.perl6.org/type/Int" text:style-name="Internet_20_link" text:visited-style-name="Visited_20_Internet_20_Link">Int</text:a>), second (potentially fractional) and a time zone.</text:p>
      <text:p text:style-name="Text_20_body">It provides methods for calculating with date and time.</text:p>
      <text:p text:style-name="Text_20_body"><text:span text:style-name="Source_20_Text">DateTime</text:span> methods are immutable; if you are tempted to modify one, create a modified copy instead.</text:p>
      <text:p text:style-name="Text_20_body">Time zones are handled as <text:a xlink:type="simple" xlink:href="https://docs.perl6.org/type/Int" text:style-name="Internet_20_link" text:visited-style-name="Visited_20_Internet_20_Link">Integers</text:a> in <text:span text:style-name="Strong_20_Emphasis">seconds</text:span> offset from UTC, not by time zone name.</text:p>
      <text:p text:style-name="Preformatted_20_Text">use v6.c;</text:p>
      <text:p text:style-name="Preformatted_20_Text">my $dt = DateTime.new(</text:p>
      <text:p text:style-name="Preformatted_20_Text">    year    =&gt; 2015,</text:p>
      <text:p text:style-name="Preformatted_20_Text">    month   =&gt; 11,</text:p>
      <text:p text:style-name="Preformatted_20_Text">    day     =&gt; 21,</text:p>
      <text:p text:style-name="Preformatted_20_Text">    hour    =&gt; 16,</text:p>
      <text:p text:style-name="Preformatted_20_Text">    minute  =&gt; 1,</text:p>
      <text:p text:style-name="Preformatted_20_Text">);</text:p>
      <text:p text:style-name="Preformatted_20_Text"> </text:p>
      <text:p text:style-name="Preformatted_20_Text">say $dt;                            # OUTPUT: «2015-11-21T16:01:00Z␤» </text:p>
      <text:p text:style-name="Preformatted_20_Text">say $dt.later(days =&gt; 20);          # OUTPUT: «2015-12-11T16:01:00Z␤» </text:p>
      <text:p text:style-name="Preformatted_20_Text">say $dt.truncated-to('hour');       # OUTPUT: «2015-11-21T16:00:00Z␤» </text:p>
      <text:p text:style-name="Preformatted_20_Text">say $dt.in-timezone(-8 * 3600);     # OUTPUT: «2015-11-21T08:01:00-0800␤» </text:p>
      <text:p text:style-name="Preformatted_20_Text"> </text:p>
      <text:p text:style-name="Preformatted_20_Text">my $now = DateTime.now(formatter =&gt; { sprintf "%02d:%02d", .hour, .minute });</text:p>
      <text:p text:style-name="P2">say $now;                           # 12:45 (or something like that)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ource Han Sans CN Regular" style:font-family-asian="'Source Han Sans CN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ource Han Sans CN Regular" style:font-family-asian="'Source Han Sans CN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18:05:06.062708292</meta:creation-date>
    <dc:date>2018-05-31T18:07:44.806543334</dc:date>
    <meta:editing-duration>PT2M38S</meta:editing-duration>
    <meta:editing-cycles>1</meta:editing-cycles>
    <meta:document-statistic meta:table-count="1" meta:image-count="0" meta:object-count="0" meta:page-count="2" meta:paragraph-count="68" meta:word-count="250" meta:character-count="1839" meta:non-whitespace-character-count="1543"/>
    <meta:generator>LibreOffice/6.0.3.2$Linux_X86_64 LibreOffice_project/00$Build-2</meta:generator>
  </office:meta>
</office:document-meta>
</file>